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min-height="0cm" fo:min-width="0cm" fo:padding-top="0.087cm" fo:padding-bottom="0.087cm" fo:padding-left="0.212cm" fo:padding-right="0.212cm" draw:shadow="hidden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6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3cm" svg:y1="3.563cm" svg:x2="8.666cm" svg:y2="3.563cm">
          <text:p/>
        </draw:line>
        <draw:line draw:style-name="gr2" draw:text-style-name="P1" draw:layer="layout" svg:x1="1.28cm" svg:y1="1.033cm" svg:x2="1.28cm" svg:y2="3.545cm">
          <text:p/>
        </draw:line>
        <draw:g>
          <draw:path draw:style-name="gr3" draw:text-style-name="P1" draw:layer="layout" svg:width="1.555cm" svg:height="1.26cm" svg:x="0.506cm" svg:y="2.032cm" svg:viewBox="0 0 1556 1261" svg:d="m0 1261v-1002c0-130 129-259 259-259h1037c130 0 260 129 260 259v1002">
            <text:p/>
          </draw:path>
          <draw:path draw:style-name="gr3" draw:text-style-name="P1" draw:layer="layout" svg:width="-0.258cm" svg:height="-0.258cm" svg:x="2.321cm" svg:y="3.552cm" svg:viewBox="0 0 -259 -259" svg:d="m259-6845c0-130-129-259-259-259">
            <text:p/>
          </draw:path>
          <draw:path draw:style-name="gr3" draw:text-style-name="P1" draw:layer="layout" svg:width="-0.259cm" svg:height="-0.258cm" svg:x="0.503cm" svg:y="3.552cm" svg:viewBox="0 0 -260 -259" svg:d="m260-7104c-130 0-260 129-260 259">
            <text:p/>
          </draw:path>
        </draw:g>
        <draw:g>
          <draw:path draw:style-name="gr3" draw:text-style-name="P1" draw:layer="layout" svg:width="1.555cm" svg:height="1.26cm" svg:x="2.579cm" svg:y="2.032cm" svg:viewBox="0 0 1556 1261" svg:d="m0 1261v-1002c0-130 129-259 259-259h1037c130 0 260 129 260 259v1002">
            <text:p/>
          </draw:path>
          <draw:path draw:style-name="gr3" draw:text-style-name="P1" draw:layer="layout" svg:width="-0.258cm" svg:height="-0.258cm" svg:x="4.394cm" svg:y="3.552cm" svg:viewBox="0 0 -259 -259" svg:d="m259-6845c0-130-129-259-259-259">
            <text:p/>
          </draw:path>
          <draw:path draw:style-name="gr3" draw:text-style-name="P1" draw:layer="layout" svg:width="-0.259cm" svg:height="-0.258cm" svg:x="2.576cm" svg:y="3.552cm" svg:viewBox="0 0 -260 -259" svg:d="m260-7104c-130 0-260 129-260 259">
            <text:p/>
          </draw:path>
        </draw:g>
        <draw:g>
          <draw:path draw:style-name="gr3" draw:text-style-name="P1" draw:layer="layout" svg:width="1.555cm" svg:height="1.26cm" svg:x="4.631cm" svg:y="2.028cm" svg:viewBox="0 0 1556 1261" svg:d="m0 1261v-1002c0-130 129-259 259-259h1037c130 0 260 129 260 259v1002">
            <text:p/>
          </draw:path>
          <draw:path draw:style-name="gr3" draw:text-style-name="P1" draw:layer="layout" svg:width="-0.258cm" svg:height="-0.258cm" svg:x="6.446cm" svg:y="3.548cm" svg:viewBox="0 0 -259 -259" svg:d="m259-6837c0-130-129-259-259-259">
            <text:p/>
          </draw:path>
          <draw:path draw:style-name="gr3" draw:text-style-name="P1" draw:layer="layout" svg:width="-0.259cm" svg:height="-0.258cm" svg:x="4.628cm" svg:y="3.548cm" svg:viewBox="0 0 -260 -259" svg:d="m260-7096c-130 0-260 129-260 259">
            <text:p/>
          </draw:path>
        </draw:g>
        <draw:path draw:style-name="gr3" draw:text-style-name="P1" draw:layer="layout" svg:width="1.555cm" svg:height="1.26cm" svg:x="6.709cm" svg:y="2.032cm" svg:viewBox="0 0 1556 1261" svg:d="m0 1261v-1002c0-130 129-259 259-259h1037c130 0 260 129 260 259v1002">
          <text:p/>
        </draw:path>
        <draw:path draw:style-name="gr3" draw:text-style-name="P1" draw:layer="layout" svg:width="-0.258cm" svg:height="-0.258cm" svg:x="8.524cm" svg:y="3.552cm" svg:viewBox="0 0 -259 -259" svg:d="m259-6845c0-130-129-259-259-259">
          <text:p/>
        </draw:path>
        <draw:path draw:style-name="gr3" draw:text-style-name="P1" draw:id="id2" draw:layer="layout" svg:width="-0.259cm" svg:height="-0.258cm" svg:x="6.706cm" svg:y="3.552cm" svg:viewBox="0 0 -260 -259" svg:d="m260-7104c-130 0-260 129-260 259">
          <text:p/>
        </draw:path>
        <draw:frame draw:style-name="gr4" draw:layer="layout" svg:width="0.395cm" svg:height="0.469cm" svg:x="0.783cm" svg:y="0.9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id="id1" draw:layer="layout" svg:width="3.267cm" svg:height="1.277cm" svg:x="5.547cm" svg:y="0.142cm">
          <draw:text-box>
            <text:p text:style-name="P2"><text:span text:style-name="T1">اس لمحے پر آلہِ تبدیل کے</text:span></text:p>
            <text:p text:style-name="P2"><text:span text:style-name="T1"><text:s/></text:span><text:span text:style-name="T1">دندے قصرِ دور ہیں</text:span></text:p>
          </draw:text-box>
          <draw:glue-point draw:id="4" svg:x="-1.701cm" svg:y="3.891cm"/>
        </draw:frame>
        <draw:connector draw:style-name="gr6" draw:text-style-name="P1" draw:layer="layout" draw:type="curve" draw:line-skew="-0.645cm 0.446cm" svg:x1="7.18cm" svg:y1="1.419cm" svg:x2="6.446cm" svg:y2="3.422cm" draw:start-shape="id1" draw:start-glue-point="2" draw:end-shape="id2" draw:end-glue-point="3" svg:d="m7180 1419c0 438-395 365-599 756s-217 1247-135 12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1$Linux OpenOffice.org_project/310m19$Build-9420</meta:generator>
    <dc:date>2011-07-27T14:09:00</dc:date>
    <dc:creator>khalid khan</dc:creator>
    <meta:editing-duration>PT00H19M41S</meta:editing-duration>
    <meta:editing-cycles>2</meta:editing-cycles>
    <meta:document-statistic meta:object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